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8.446cm"/>
    </style:style>
    <style:style style:name="co3" style:family="table-column">
      <style:table-column-properties fo:break-before="auto" style:column-width="9.335cm"/>
    </style:style>
    <style:style style:name="co4" style:family="table-column">
      <style:table-column-properties fo:break-before="auto" style:column-width="7.112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.9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Affiliate_20_Links">
      <style:table-properties table:display="true" style:writing-mode="lr-tb"/>
    </style:style>
    <style:style style:name="ce1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0ede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3cd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8f4fd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d4edda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15572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3cd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85640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ffiliate Lin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4" table:default-cell-style-name="ce9"/>
        <table:table-column table:style-name="co5" table:default-cell-style-name="ce10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Artikelname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Aktueller Link (DB)</text:p>
          </table:table-cell>
          <table:table-cell table:style-name="ce1" office:value-type="string" calcext:value-type="string">
            <text:p>Korrekter Link (bitte eintragen)</text:p>
          </table:table-cell>
          <table:table-cell table:style-name="ce1" office:value-type="string" calcext:value-type="string">
            <text:p>Status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UBAKER Weinflaschenhalter Totenkopf</text:p>
          </table:table-cell>
          <table:table-cell office:value-type="string" calcext:value-type="string">
            <text:p>brubaker-weinflaschenhalter-totenkopf</text:p>
          </table:table-cell>
          <table:table-cell table:style-name="ce6" office:value-type="string" calcext:value-type="string">
            <text:p><text:a xlink:href="https://amzn.to/4ubbhix" xlink:type="simple">https://amzn.to/4ubbhix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YCUT Taco Ständer</text:p>
          </table:table-cell>
          <table:table-cell office:value-type="string" calcext:value-type="string">
            <text:p>diycut-taco-staender</text:p>
          </table:table-cell>
          <table:table-cell table:style-name="ce6" office:value-type="string" calcext:value-type="string">
            <text:p><text:a xlink:href="https://amzn.to/49bAjWz" xlink:type="simple">https://amzn.to/49bAjWz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ne Piece Ramen Schüssel mit Stäbchen</text:p>
          </table:table-cell>
          <table:table-cell office:value-type="string" calcext:value-type="string">
            <text:p>one-piece-ramen-schuessel-mit-staebchen</text:p>
          </table:table-cell>
          <table:table-cell table:style-name="ce6" office:value-type="string" calcext:value-type="string">
            <text:p><text:a xlink:href="https://amzn.to/4vSjBW1" xlink:type="simple">https://amzn.to/4vSjBW1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iswürfelform Lebensmittelechte</text:p>
          </table:table-cell>
          <table:table-cell office:value-type="string" calcext:value-type="string">
            <text:p>eiswuerfelform-lebensmittelechte</text:p>
          </table:table-cell>
          <table:table-cell table:style-name="ce6" office:value-type="string" calcext:value-type="string">
            <text:p><text:a xlink:href="https://amzn.to/4sZJr83" xlink:type="simple">https://amzn.to/4sZJr83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dirne Pizzaschneider Edelstahl</text:p>
          </table:table-cell>
          <table:table-cell office:value-type="string" calcext:value-type="string">
            <text:p>asdirne-pizzaschneider-edelstahl</text:p>
          </table:table-cell>
          <table:table-cell table:style-name="ce6" office:value-type="string" calcext:value-type="string">
            <text:p><text:a xlink:href="https://amzn.to/4sVBSPA" xlink:type="simple">https://amzn.to/4sVBSPA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eleg Design Pastail Walförmiges Nudelsieb</text:p>
          </table:table-cell>
          <table:table-cell office:value-type="string" calcext:value-type="string">
            <text:p>peleg-design-pastail-walfoermiges-nudelsieb</text:p>
          </table:table-cell>
          <table:table-cell table:style-name="ce6" office:value-type="string" calcext:value-type="string">
            <text:p><text:a xlink:href="https://amzn.to/3OPgoFU" xlink:type="simple">https://amzn.to/3OPgoFU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affeewärmer Tassenwärmer Elektrisch</text:p>
          </table:table-cell>
          <table:table-cell office:value-type="string" calcext:value-type="string">
            <text:p>kaffeewaermer-tassenwaermer-elektrisch</text:p>
          </table:table-cell>
          <table:table-cell table:style-name="ce6" office:value-type="string" calcext:value-type="string">
            <text:p><text:a xlink:href="https://amzn.to/4eabTQH" xlink:type="simple">https://amzn.to/4eabTQH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delstahl Spaghettimaß Portionierer</text:p>
          </table:table-cell>
          <table:table-cell office:value-type="string" calcext:value-type="string">
            <text:p>edelstahl-spaghettimass-portionierer</text:p>
          </table:table-cell>
          <table:table-cell table:style-name="ce6" office:value-type="string" calcext:value-type="string">
            <text:p><text:a xlink:href="https://amzn.to/4tzZmLi" xlink:type="simple">https://amzn.to/4tzZmLi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ingerabdruck Vorhängeschloss Eseesmart</text:p>
          </table:table-cell>
          <table:table-cell office:value-type="string" calcext:value-type="string">
            <text:p>fingerabdruck-vorhaengeschloss-eseesmart</text:p>
          </table:table-cell>
          <table:table-cell table:style-name="ce6" office:value-type="string" calcext:value-type="string">
            <text:p><text:a xlink:href="https://amzn.to/4cQNM7j" xlink:type="simple">https://amzn.to/4cQNM7j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iederaufladbares Angelzubehör Set</text:p>
          </table:table-cell>
          <table:table-cell office:value-type="string" calcext:value-type="string">
            <text:p>wiederaufladbares-angelzubehoer-set</text:p>
          </table:table-cell>
          <table:table-cell table:style-name="ce6" office:value-type="string" calcext:value-type="string">
            <text:p><text:a xlink:href="https://amzn.to/4u4au2M" xlink:type="simple">https://amzn.to/4u4au2M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IVONDO Terracotta Pflanzenbewässerung</text:p>
          </table:table-cell>
          <table:table-cell office:value-type="string" calcext:value-type="string">
            <text:p>livondo-terracotta-pflanzenbewaesserung</text:p>
          </table:table-cell>
          <table:table-cell table:style-name="ce6" office:value-type="string" calcext:value-type="string">
            <text:p><text:a xlink:href="https://amzn.to/4u9mCQ6" xlink:type="simple">https://amzn.to/4u9mCQ6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GB Gaming Mauspad LED Schreibtischpad</text:p>
          </table:table-cell>
          <table:table-cell office:value-type="string" calcext:value-type="string">
            <text:p>rgb-gaming-mauspad-led-schreibtischpad</text:p>
          </table:table-cell>
          <table:table-cell table:style-name="ce6" office:value-type="string" calcext:value-type="string">
            <text:p><text:a xlink:href="https://amzn.to/3OBoeDb" xlink:type="simple">https://amzn.to/3OBoeDb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rotoArc XK01 Bluetooth Klappbare Tastatur</text:p>
          </table:table-cell>
          <table:table-cell office:value-type="string" calcext:value-type="string">
            <text:p>protoarc-xk01-bluetooth-klappbare-tastatur</text:p>
          </table:table-cell>
          <table:table-cell table:style-name="ce6" office:value-type="string" calcext:value-type="string">
            <text:p><text:a xlink:href="https://amzn.to/4cxG2Z6" xlink:type="simple">https://amzn.to/4cxG2Z6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arthilfe Powerbank 7000A Booster</text:p>
          </table:table-cell>
          <table:table-cell office:value-type="string" calcext:value-type="string">
            <text:p>starthilfe-powerbank-7000a-booster</text:p>
          </table:table-cell>
          <table:table-cell table:style-name="ce6" office:value-type="string" calcext:value-type="string">
            <text:p><text:a xlink:href="https://amzn.to/4tqPSSq" xlink:type="simple">https://amzn.to/4tqPSSq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OYROOM Kabelmanagement Schreibtisch</text:p>
          </table:table-cell>
          <table:table-cell office:value-type="string" calcext:value-type="string">
            <text:p>joyroom-kabelmanagement-schreibtisch-selbstklebend</text:p>
          </table:table-cell>
          <table:table-cell table:style-name="ce6" office:value-type="string" calcext:value-type="string">
            <text:p><text:a xlink:href="https://amzn.to/4u7wb1Z" xlink:type="simple">https://amzn.to/4u7wb1Z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nker USB-C Adapter Upgraded</text:p>
          </table:table-cell>
          <table:table-cell office:value-type="string" calcext:value-type="string">
            <text:p>anker-usb-c-adapter-upgraded</text:p>
          </table:table-cell>
          <table:table-cell table:style-name="ce6" office:value-type="string" calcext:value-type="string">
            <text:p><text:a xlink:href="https://amzn.to/4mQa0Lj" xlink:type="simple">https://amzn.to/4mQa0Lj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ersonalisiertes Leuchtschild Wanddekoration</text:p>
          </table:table-cell>
          <table:table-cell office:value-type="string" calcext:value-type="string">
            <text:p>personalisiertes-leuchtschild-wanddekoration</text:p>
          </table:table-cell>
          <table:table-cell table:style-name="ce6" office:value-type="string" calcext:value-type="string">
            <text:p><text:a xlink:href="https://amzn.to/4cR5GHf" xlink:type="simple">https://amzn.to/4cR5GHf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nd Deckenlampe mit Fernbedienung</text:p>
          </table:table-cell>
          <table:table-cell office:value-type="string" calcext:value-type="string">
            <text:p>mond-deckenlampe-mit-fernbedienung</text:p>
          </table:table-cell>
          <table:table-cell table:style-name="ce6" office:value-type="string" calcext:value-type="string">
            <text:p><text:a xlink:href="https://amzn.to/4d4jUWe" xlink:type="simple">https://amzn.to/4d4jUWe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ENTEC Schwebendes Bücherregal</text:p>
          </table:table-cell>
          <table:table-cell office:value-type="string" calcext:value-type="string">
            <text:p>fentec-schwebendes-buecherregal</text:p>
          </table:table-cell>
          <table:table-cell table:style-name="ce6" office:value-type="string" calcext:value-type="string">
            <text:p><text:a xlink:href="https://amzn.to/3Qnbxwn" xlink:type="simple">https://amzn.to/3Qnbxwn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ernenhimmel Nachtlicht Sternenprojektor</text:p>
          </table:table-cell>
          <table:table-cell office:value-type="string" calcext:value-type="string">
            <text:p>sternenhimmel-nachtlicht-sternenprojektor</text:p>
          </table:table-cell>
          <table:table-cell table:style-name="ce6" office:value-type="string" calcext:value-type="string">
            <text:p><text:a xlink:href="https://amzn.to/4sVPUk6" xlink:type="simple">https://amzn.to/4sVPUk6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YuanDian Dodo Duck LED Nachtlicht</text:p>
          </table:table-cell>
          <table:table-cell office:value-type="string" calcext:value-type="string">
            <text:p>yuandian-dodo-duck-led-nachtlicht</text:p>
          </table:table-cell>
          <table:table-cell table:style-name="ce6" office:value-type="string" calcext:value-type="string">
            <text:p><text:a xlink:href="https://amzn.to/4cNkDKn" xlink:type="simple">https://amzn.to/4cNkDKn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childkröte Solarlaternen Metall Hängedeko</text:p>
          </table:table-cell>
          <table:table-cell office:value-type="string" calcext:value-type="string">
            <text:p>schildkroete-solarlaternen-metall-haengedeko</text:p>
          </table:table-cell>
          <table:table-cell table:style-name="ce6" office:value-type="string" calcext:value-type="string">
            <text:p><text:a xlink:href="https://amzn.to/48qIYEq" xlink:type="simple">https://amzn.to/48qIYEq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NELUX 3er Pack Planet Wolke Nachtlicht</text:p>
          </table:table-cell>
          <table:table-cell office:value-type="string" calcext:value-type="string">
            <text:p>nelux-3er-pack-planet-wolke-nachtlicht</text:p>
          </table:table-cell>
          <table:table-cell table:style-name="ce6" office:value-type="string" calcext:value-type="string">
            <text:p><text:a xlink:href="https://amzn.to/41Ulrbm" xlink:type="simple">https://amzn.to/41Ulrbm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JOTO Wasserdichte Handyhülle Unterwasser</text:p>
          </table:table-cell>
          <table:table-cell office:value-type="string" calcext:value-type="string">
            <text:p>joto-wasserdichte-handyhuelle-unterwasser</text:p>
          </table:table-cell>
          <table:table-cell table:style-name="ce6" office:value-type="string" calcext:value-type="string">
            <text:p><text:a xlink:href="https://amzn.to/3OsCHRT" xlink:type="simple">https://amzn.to/3OsCHRT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portneer Ultraleichter Campingstuhl</text:p>
          </table:table-cell>
          <table:table-cell office:value-type="string" calcext:value-type="string">
            <text:p>sportneer-ultraleichter-campingstuhl</text:p>
          </table:table-cell>
          <table:table-cell table:style-name="ce6" office:value-type="string" calcext:value-type="string">
            <text:p><text:a xlink:href="https://amzn.to/3QmWR0e" xlink:type="simple">https://amzn.to/3QmWR0e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REKLINE Multifunktionsmesser rostfrei</text:p>
          </table:table-cell>
          <table:table-cell office:value-type="string" calcext:value-type="string">
            <text:p>trekline-multifunktionsmesser-rostfrei</text:p>
          </table:table-cell>
          <table:table-cell table:style-name="ce6" office:value-type="string" calcext:value-type="string">
            <text:p><text:a xlink:href="https://amzn.to/4eagsKP" xlink:type="simple">https://amzn.to/4eagsKP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Wasserfilter Trinkflasche Edelstahl</text:p>
          </table:table-cell>
          <table:table-cell office:value-type="string" calcext:value-type="string">
            <text:p>wasserfilter-trinkflasche-edelstahl</text:p>
          </table:table-cell>
          <table:table-cell table:style-name="ce7" office:value-type="string" calcext:value-type="string">
            <text:p><text:a xlink:href="https://amzn.to/4w6rl74" xlink:type="simple">https://amzn.to/4w6rl74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Zengear Paracord Survival Armband Set</text:p>
          </table:table-cell>
          <table:table-cell office:value-type="string" calcext:value-type="string">
            <text:p>azengear-paracord-survival-armband-set</text:p>
          </table:table-cell>
          <table:table-cell table:style-name="ce7" office:value-type="string" calcext:value-type="string">
            <text:p><text:a xlink:href="https://amzn.to/3QZXg8U" xlink:type="simple">https://amzn.to/3QZXg8U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eise Hängematte Nylon Schnelltrocknend</text:p>
          </table:table-cell>
          <table:table-cell office:value-type="string" calcext:value-type="string">
            <text:p>reise-haengematte-nylon-schnelltrocknend</text:p>
          </table:table-cell>
          <table:table-cell table:style-name="ce7" office:value-type="string" calcext:value-type="string">
            <text:p><text:a xlink:href="https://amzn.to/3OPlKRw" xlink:type="simple">https://amzn.to/3OPlKRw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UBOOS Aufladbare Campinglaterne</text:p>
          </table:table-cell>
          <table:table-cell office:value-type="string" calcext:value-type="string">
            <text:p>suboos-aufladbare-campinglaterne</text:p>
          </table:table-cell>
          <table:table-cell table:style-name="ce7" office:value-type="string" calcext:value-type="string">
            <text:p><text:a xlink:href="https://amzn.to/4cvV9Cf" xlink:type="simple">https://amzn.to/4cvV9Cf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e Feuerstahl XXL</text:p>
          </table:table-cell>
          <table:table-cell office:value-type="string" calcext:value-type="string">
            <text:p>tre-feuerstahl-xxl</text:p>
          </table:table-cell>
          <table:table-cell table:style-name="ce7" office:value-type="string" calcext:value-type="string">
            <text:p><text:a xlink:href="https://amzn.to/48mejbl" xlink:type="simple">https://amzn.to/48mejbl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d Monkey Retro Spielekonsole</text:p>
          </table:table-cell>
          <table:table-cell office:value-type="string" calcext:value-type="string">
            <text:p>mad-monkey-retro-spielekonsole</text:p>
          </table:table-cell>
          <table:table-cell table:style-name="ce7" office:value-type="string" calcext:value-type="string">
            <text:p><text:a xlink:href="https://amzn.to/4e9aj1E" xlink:type="simple">https://amzn.to/4e9aj1E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yflash F300 Arcade Joystick</text:p>
          </table:table-cell>
          <table:table-cell office:value-type="string" calcext:value-type="string">
            <text:p>mayflash-f300-arcade-joystick</text:p>
          </table:table-cell>
          <table:table-cell table:style-name="ce7" office:value-type="string" calcext:value-type="string">
            <text:p><text:a xlink:href="https://amzn.to/3QxdO8b" xlink:type="simple">https://amzn.to/3QxdO8b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ersonalisiertes LED Nachtlicht Jugendzimmer</text:p>
          </table:table-cell>
          <table:table-cell office:value-type="string" calcext:value-type="string">
            <text:p>personalisiertes-led-nachtlicht-jugendzimmer</text:p>
          </table:table-cell>
          <table:table-cell table:style-name="ce7" office:value-type="string" calcext:value-type="string">
            <text:p><text:a xlink:href="https://amzn.to/4mTklGm" xlink:type="simple">https://amzn.to/4mTklGm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Kytok Controller Ständer 4 Etagen</text:p>
          </table:table-cell>
          <table:table-cell office:value-type="string" calcext:value-type="string">
            <text:p>kytok-controller-staender-4-etagen</text:p>
          </table:table-cell>
          <table:table-cell table:style-name="ce7" office:value-type="string" calcext:value-type="string">
            <text:p><text:a xlink:href="https://amzn.to/4tEnPzc" xlink:type="simple">https://amzn.to/4tEnPzc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JDVOOTD LED Laufschrift Tafel</text:p>
          </table:table-cell>
          <table:table-cell office:value-type="string" calcext:value-type="string">
            <text:p>jdvootd-programmierbare-led-laufschrift-tafel</text:p>
          </table:table-cell>
          <table:table-cell office:value-type="string" calcext:value-type="string">
            <text:p><text:a xlink:href="https://amzn.to/4mTWvKD" xlink:type="simple">https://amzn.to/4mTWvKD</text:a></text:p>
          </table:table-cell>
          <table:table-cell table:style-name="ce8" office:value-type="string" calcext:value-type="string">
            <text:p><text:a xlink:href="https://amzn.to/3OsG7UJ" xlink:type="simple">https://amzn.to/3OsG7UJ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IYAPOO Ergonomischer Smartphone Ständer</text:p>
          </table:table-cell>
          <table:table-cell office:value-type="string" calcext:value-type="string">
            <text:p>fiyapoo-ergonomischer-smartphone-staender</text:p>
          </table:table-cell>
          <table:table-cell office:value-type="string" calcext:value-type="string">
            <text:p><text:a xlink:href="https://amzn.to/3OsG7UJ" xlink:type="simple">https://amzn.to/3OsG7UJ</text:a></text:p>
          </table:table-cell>
          <table:table-cell table:style-name="Default"/>
          <table:table-cell table:style-name="ce11" office:value-type="string" calcext:value-type="string">
            <text:p>enfern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YUSING Gaming Hängevitrine Regal</text:p>
          </table:table-cell>
          <table:table-cell office:value-type="string" calcext:value-type="string">
            <text:p>yusing-gaming-haengevitrine-regal</text:p>
          </table:table-cell>
          <table:table-cell office:value-type="string" calcext:value-type="string">
            <text:p><text:a xlink:href="https://amzn.to/4tA68AI" xlink:type="simple">https://amzn.to/4tA68AI</text:a></text:p>
          </table:table-cell>
          <table:table-cell table:style-name="ce8" office:value-type="string" calcext:value-type="string">
            <text:p><text:a xlink:href="https://amzn.to/4tsZjkl" xlink:type="simple">https://amzn.to/4tsZjkl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EMPATION Cocktailshaker Set</text:p>
          </table:table-cell>
          <table:table-cell office:value-type="string" calcext:value-type="string">
            <text:p>empation-cocktailshaker-set</text:p>
          </table:table-cell>
          <table:table-cell office:value-type="string" calcext:value-type="string">
            <text:p><text:a xlink:href="https://amzn.to/4tsZjkl" xlink:type="simple">https://amzn.to/4tsZjkl</text:a></text:p>
          </table:table-cell>
          <table:table-cell table:style-name="ce8" office:value-type="string" calcext:value-type="string">
            <text:p><text:a xlink:href="https://amzn.to/4cH2WvL" xlink:type="simple">https://amzn.to/4cH2WvL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NewL Reflektierende Holographic Windbreaker</text:p>
          </table:table-cell>
          <table:table-cell office:value-type="string" calcext:value-type="string">
            <text:p>newl-reflektierende-holographic-windbreaker</text:p>
          </table:table-cell>
          <table:table-cell office:value-type="string" calcext:value-type="string">
            <text:p><text:a xlink:href="https://amzn.to/4cH2WvL" xlink:type="simple">https://amzn.to/4cH2WvL</text:a></text:p>
          </table:table-cell>
          <table:table-cell table:style-name="ce8" office:value-type="string" calcext:value-type="string">
            <text:p><text:a xlink:href="https://amzn.to/41VG72x" xlink:type="simple">https://amzn.to/41VG72x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FID Blocker Karte Neueste Technologie</text:p>
          </table:table-cell>
          <table:table-cell office:value-type="string" calcext:value-type="string">
            <text:p>rfid-blocker-karte-neueste-technologie</text:p>
          </table:table-cell>
          <table:table-cell office:value-type="string" calcext:value-type="string">
            <text:p><text:a xlink:href="https://amzn.to/4u1KIfE" xlink:type="simple">https://amzn.to/4u1KIfE</text:a></text:p>
          </table:table-cell>
          <table:table-cell table:style-name="ce8" office:value-type="string" calcext:value-type="string">
            <text:p><text:a xlink:href="https://amzn.to/3Qxky5Z" xlink:type="simple">https://amzn.to/3Qxky5Z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Fi MagSafe Wireless Ladestation 15W</text:p>
          </table:table-cell>
          <table:table-cell office:value-type="string" calcext:value-type="string">
            <text:p>mfi-zertifiziert-magsafe-wireless-ladestation-15w</text:p>
          </table:table-cell>
          <table:table-cell office:value-type="string" calcext:value-type="string">
            <text:p><text:a xlink:href="https://amzn.to/41VG72x" xlink:type="simple">https://amzn.to/41VG72x</text:a></text:p>
          </table:table-cell>
          <table:table-cell table:style-name="ce8" office:value-type="string" calcext:value-type="string">
            <text:p><text:a xlink:href="https://amzn.to/4vS9Mra" xlink:type="simple">https://amzn.to/4vS9Mra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FindChic Edelstahl Drehring</text:p>
          </table:table-cell>
          <table:table-cell office:value-type="string" calcext:value-type="string">
            <text:p>findchic-edelstahl-drehring</text:p>
          </table:table-cell>
          <table:table-cell office:value-type="string" calcext:value-type="string">
            <text:p><text:a xlink:href="https://amzn.to/3Qxky5Z" xlink:type="simple">https://amzn.to/3Qxky5Z</text:a></text:p>
          </table:table-cell>
          <table:table-cell table:style-name="ce8" office:value-type="string" calcext:value-type="string">
            <text:p><text:a xlink:href="https://amzn.to/3QuvJMO" xlink:type="simple">https://amzn.to/3QuvJMO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enree Business Rucksack Wasserdicht USB</text:p>
          </table:table-cell>
          <table:table-cell office:value-type="string" calcext:value-type="string">
            <text:p>fenree-business-rucksack-wasserdicht-usb</text:p>
          </table:table-cell>
          <table:table-cell office:value-type="string" calcext:value-type="string">
            <text:p><text:a xlink:href="https://amzn.to/4ty1jbb" xlink:type="simple">https://amzn.to/4ty1jbb</text:a></text:p>
          </table:table-cell>
          <table:table-cell table:style-name="ce8" office:value-type="string" calcext:value-type="string">
            <text:p><text:a xlink:href="https://amzn.to/3Qv3uh6" xlink:type="simple">https://amzn.to/3Qv3uh6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JOYROOM Brillenhalter Auto Sonnenblende</text:p>
          </table:table-cell>
          <table:table-cell office:value-type="string" calcext:value-type="string">
            <text:p>joyroom-brillenhalter-auto-sonnenblende</text:p>
          </table:table-cell>
          <table:table-cell office:value-type="string" calcext:value-type="string">
            <text:p><text:a xlink:href="https://amzn.to/4vS9Mra" xlink:type="simple">https://amzn.to/4vS9Mra</text:a></text:p>
          </table:table-cell>
          <table:table-cell table:style-name="ce8" office:value-type="string" calcext:value-type="string">
            <text:p><text:a xlink:href="https://amzn.to/3OBDVdz" xlink:type="simple">https://amzn.to/3OBDVdz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oureal Nachfüllbarer Parfümzerstäuber Reise</text:p>
          </table:table-cell>
          <table:table-cell office:value-type="string" calcext:value-type="string">
            <text:p>toureal-nachfuellbarer-parfuemzerstaeuber-reise</text:p>
          </table:table-cell>
          <table:table-cell office:value-type="string" calcext:value-type="string">
            <text:p><text:a xlink:href="https://amzn.to/3QuvJMO" xlink:type="simple">https://amzn.to/3QuvJMO</text:a></text:p>
          </table:table-cell>
          <table:table-cell table:style-name="ce8" office:value-type="string" calcext:value-type="string">
            <text:p><text:a xlink:href="https://amzn.to/4mNxCA2" xlink:type="simple">https://amzn.to/4mNxCA2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HYAKO Massagepistole Triggerpunkt</text:p>
          </table:table-cell>
          <table:table-cell office:value-type="string" calcext:value-type="string">
            <text:p>hyako-massagepistole-triggerpunkt</text:p>
          </table:table-cell>
          <table:table-cell office:value-type="string" calcext:value-type="string">
            <text:p><text:a xlink:href="https://amzn.to/3Qv3uh6" xlink:type="simple">https://amzn.to/3Qv3uh6</text:a></text:p>
          </table:table-cell>
          <table:table-cell table:style-name="ce8" office:value-type="string" calcext:value-type="string">
            <text:p><text:a xlink:href="https://amzn.to/4cLlLhv" xlink:type="simple">https://amzn.to/4cLlLhv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aspor Akupressurmatte Ganzkörper</text:p>
          </table:table-cell>
          <table:table-cell office:value-type="string" calcext:value-type="string">
            <text:p>caspor-akupressurmatte-ganzkoerper</text:p>
          </table:table-cell>
          <table:table-cell office:value-type="string" calcext:value-type="string">
            <text:p><text:a xlink:href="https://amzn.to/3OBDVdz" xlink:type="simple">https://amzn.to/3OBDVdz</text:a></text:p>
          </table:table-cell>
          <table:table-cell table:style-name="ce8" office:value-type="string" calcext:value-type="string">
            <text:p><text:a xlink:href="https://amzn.to/4sVUdMw" xlink:type="simple">https://amzn.to/4sVUdMw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USICOZY Bluetooth Schlafkopfhörer</text:p>
          </table:table-cell>
          <table:table-cell office:value-type="string" calcext:value-type="string">
            <text:p>musicozy-bluetooth-schlafkopfhoerer</text:p>
          </table:table-cell>
          <table:table-cell office:value-type="string" calcext:value-type="string">
            <text:p><text:a xlink:href="https://amzn.to/4mNxCA2" xlink:type="simple">https://amzn.to/4mNxCA2</text:a></text:p>
          </table:table-cell>
          <table:table-cell table:style-name="ce8" office:value-type="string" calcext:value-type="string">
            <text:p><text:a xlink:href="https://amzn.to/4mPGYeJ" xlink:type="simple">https://amzn.to/4mPGYeJ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ußmassage Igelball Faszienrolle</text:p>
          </table:table-cell>
          <table:table-cell office:value-type="string" calcext:value-type="string">
            <text:p>fussmassage-igelball-faszienrolle</text:p>
          </table:table-cell>
          <table:table-cell office:value-type="string" calcext:value-type="string">
            <text:p><text:a xlink:href="https://amzn.to/4cLlLhv" xlink:type="simple">https://amzn.to/4cLlLhv</text:a></text:p>
          </table:table-cell>
          <table:table-cell table:style-name="ce8" office:value-type="string" calcext:value-type="string">
            <text:p><text:a xlink:href="https://amzn.to/4cxSzMb" xlink:type="simple">https://amzn.to/4cxSzMb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orseme Ultraschall Luftbefeuchter Farbwechsel</text:p>
          </table:table-cell>
          <table:table-cell office:value-type="string" calcext:value-type="string">
            <text:p>porseme-ultraschall-luftbefeuchter-farbwechsel</text:p>
          </table:table-cell>
          <table:table-cell office:value-type="string" calcext:value-type="string">
            <text:p><text:a xlink:href="https://amzn.to/4sVUdMw" xlink:type="simple">https://amzn.to/4sVUdMw</text:a></text:p>
          </table:table-cell>
          <table:table-cell table:style-name="ce8" office:value-type="string" calcext:value-type="string">
            <text:p><text:a xlink:href="https://amzn.to/4vMKzyp" xlink:type="simple">https://amzn.to/4vMKzyp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Yoga Design Lab Trainingsrad</text:p>
          </table:table-cell>
          <table:table-cell office:value-type="string" calcext:value-type="string">
            <text:p>yoga-design-lab-trainingsrad</text:p>
          </table:table-cell>
          <table:table-cell office:value-type="string" calcext:value-type="string">
            <text:p><text:a xlink:href="https://amzn.to/4mPGYeJ" xlink:type="simple">https://amzn.to/4mPGYeJ</text:a></text:p>
          </table:table-cell>
          <table:table-cell office:value-type="string" calcext:value-type="string">
            <text:p>komplett entfernen</text:p>
          </table:table-cell>
          <table:table-cell table:style-name="ce11" office:value-type="string" calcext:value-type="string">
            <text:p>entfern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Eisroller Gesicht Augen Hautpflege</text:p>
          </table:table-cell>
          <table:table-cell office:value-type="string" calcext:value-type="string">
            <text:p>eisroller-gesicht-augen-hautpflege</text:p>
          </table:table-cell>
          <table:table-cell office:value-type="string" calcext:value-type="string">
            <text:p><text:a xlink:href="https://amzn.to/4cxSzMb" xlink:type="simple">https://amzn.to/4cxSzMb</text:a></text:p>
          </table:table-cell>
          <table:table-cell table:style-name="ce8" office:value-type="string" calcext:value-type="string">
            <text:p><text:a xlink:href="https://amzn.to/4tJkNJG" xlink:type="simple">https://amzn.to/4tJkNJG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LifePro Infrarot Saunadecke</text:p>
          </table:table-cell>
          <table:table-cell office:value-type="string" calcext:value-type="string">
            <text:p>lifepro-infrarot-saunadecke</text:p>
          </table:table-cell>
          <table:table-cell office:value-type="string" calcext:value-type="string">
            <text:p><text:a xlink:href="https://amzn.to/4vMKzyp" xlink:type="simple">https://amzn.to/4vMKzyp</text:a></text:p>
          </table:table-cell>
          <table:table-cell table:style-name="ce8" office:value-type="string" calcext:value-type="string">
            <text:p><text:a xlink:href="https://amzn.to/3OD5jrF" xlink:type="simple">https://amzn.to/3OD5jrF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lektrisches Nackenmassagegerät Schultermassage</text:p>
          </table:table-cell>
          <table:table-cell office:value-type="string" calcext:value-type="string">
            <text:p>elektrisches-nackenmassagegeraet-schultermassage</text:p>
          </table:table-cell>
          <table:table-cell office:value-type="string" calcext:value-type="string">
            <text:p><text:a xlink:href="https://amzn.to/4cyN285" xlink:type="simple">https://amzn.to/4cyN285</text:a></text:p>
          </table:table-cell>
          <table:table-cell table:style-name="ce8" office:value-type="string" calcext:value-type="string">
            <text:p><text:a xlink:href="https://amzn.to/4ubsMiJ" xlink:type="simple">https://amzn.to/4ubsMiJ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nner Peace Meditationskissen Yogakissen</text:p>
          </table:table-cell>
          <table:table-cell office:value-type="string" calcext:value-type="string">
            <text:p>inner-peace-meditationskissen-yogakissen</text:p>
          </table:table-cell>
          <table:table-cell office:value-type="string" calcext:value-type="string">
            <text:p><text:a xlink:href="https://amzn.to/4tJkNJG" xlink:type="simple">https://amzn.to/4tJkNJG</text:a></text:p>
          </table:table-cell>
          <table:table-cell table:style-name="ce8" office:value-type="string" calcext:value-type="string">
            <text:p><text:a xlink:href="https://amzn.to/4vPzDQr" xlink:type="simple">https://amzn.to/4vPzDQr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Ubergames Riesenwackelturm Jumbo Jenga</text:p>
          </table:table-cell>
          <table:table-cell office:value-type="string" calcext:value-type="string">
            <text:p>ubergames-riesenwackelturm-jumbo-jenga</text:p>
          </table:table-cell>
          <table:table-cell office:value-type="string" calcext:value-type="string">
            <text:p><text:a xlink:href="https://amzn.to/3OD5jrF" xlink:type="simple">https://amzn.to/3OD5jrF</text:a></text:p>
          </table:table-cell>
          <table:table-cell table:style-name="ce8" office:value-type="string" calcext:value-type="string">
            <text:p><text:a xlink:href="https://amzn.to/3QuwxkO" xlink:type="simple">https://amzn.to/3QuwxkO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Talking Tables Partyspiel Geburtstag</text:p>
          </table:table-cell>
          <table:table-cell office:value-type="string" calcext:value-type="string">
            <text:p>talking-tables-partyspiel-geburtstag</text:p>
          </table:table-cell>
          <table:table-cell office:value-type="string" calcext:value-type="string">
            <text:p><text:a xlink:href="https://amzn.to/4ubsMiJ" xlink:type="simple">https://amzn.to/4ubsMiJ</text:a></text:p>
          </table:table-cell>
          <table:table-cell table:style-name="ce8" office:value-type="string" calcext:value-type="string">
            <text:p><text:a xlink:href="https://amzn.to/4tJmwPa" xlink:type="simple">https://amzn.to/4tJmwPa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HUCH What Kartenspiel Deutsche Ausgabe</text:p>
          </table:table-cell>
          <table:table-cell office:value-type="string" calcext:value-type="string">
            <text:p>huch-what-kartenspiel-deutsche-ausgabe</text:p>
          </table:table-cell>
          <table:table-cell office:value-type="string" calcext:value-type="string">
            <text:p><text:a xlink:href="https://amzn.to/4vPzDQr" xlink:type="simple">https://amzn.to/4vPzDQr</text:a></text:p>
          </table:table-cell>
          <table:table-cell table:style-name="ce8" office:value-type="string" calcext:value-type="string">
            <text:p><text:a xlink:href="https://amzn.to/42sL2bl" xlink:type="simple">https://amzn.to/42sL2bl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OSY Flying Disc Wiederaufladbar</text:p>
          </table:table-cell>
          <table:table-cell office:value-type="string" calcext:value-type="string">
            <text:p>tosy-flying-disc-wiederaufladbar</text:p>
          </table:table-cell>
          <table:table-cell office:value-type="string" calcext:value-type="string">
            <text:p><text:a xlink:href="https://amzn.to/3QuwxkO" xlink:type="simple">https://amzn.to/3QuwxkO</text:a></text:p>
          </table:table-cell>
          <table:table-cell table:style-name="ce8" office:value-type="string" calcext:value-type="string">
            <text:p><text:a xlink:href="https://amzn.to/3QtubCJ" xlink:type="simple">https://amzn.to/3QtubCJ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huffleboard Tischset Curling Familienspiel</text:p>
          </table:table-cell>
          <table:table-cell office:value-type="string" calcext:value-type="string">
            <text:p>shuffleboard-tischset-curling-familienspiel</text:p>
          </table:table-cell>
          <table:table-cell office:value-type="string" calcext:value-type="string">
            <text:p><text:a xlink:href="https://amzn.to/4cyOG9L" xlink:type="simple">https://amzn.to/4cyOG9L</text:a></text:p>
          </table:table-cell>
          <table:table-cell table:style-name="ce8" office:value-type="string" calcext:value-type="string">
            <text:p><text:a xlink:href="https://amzn.to/4tJmwPa" xlink:type="simple">https://amzn.to/4tJmwPa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ERAYEE Schaumstoff Wasserpistole</text:p>
          </table:table-cell>
          <table:table-cell office:value-type="string" calcext:value-type="string">
            <text:p>derayee-schaumstoff-wasserpistole</text:p>
          </table:table-cell>
          <table:table-cell office:value-type="string" calcext:value-type="string">
            <text:p><text:a xlink:href="https://amzn.to/42sL2bl" xlink:type="simple">https://amzn.to/42sL2bl</text:a></text:p>
          </table:table-cell>
          <table:table-cell table:style-name="ce8" office:value-type="string" calcext:value-type="string">
            <text:p><text:a xlink:href="https://amzn.to/4vRPfTB" xlink:type="simple">https://amzn.to/4vRPfTB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OSTWAY Tischkicker Kickertisch</text:p>
          </table:table-cell>
          <table:table-cell office:value-type="string" calcext:value-type="string">
            <text:p>costway-tischkicker-kickertisch</text:p>
          </table:table-cell>
          <table:table-cell office:value-type="string" calcext:value-type="string">
            <text:p><text:a xlink:href="https://amzn.to/3QtubCJ" xlink:type="simple">https://amzn.to/3QtubCJ</text:a></text:p>
          </table:table-cell>
          <table:table-cell table:style-name="ce8" office:value-type="string" calcext:value-type="string">
            <text:p><text:a xlink:href="https://amzn.to/4e9ZeND" xlink:type="simple">https://amzn.to/4e9ZeND</text:a>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ejasg Elektronischer LCD Würfel</text:p>
          </table:table-cell>
          <table:table-cell office:value-type="string" calcext:value-type="string">
            <text:p>mejasg-elektronischer-lcd-wuerfel</text:p>
          </table:table-cell>
          <table:table-cell office:value-type="string" calcext:value-type="string">
            <text:p><text:a xlink:href="https://amzn.to/4tJmwPa" xlink:type="simple">https://amzn.to/4tJmwPa</text:a></text:p>
          </table:table-cell>
          <table:table-cell office:value-type="string" calcext:value-type="string">
            <text:p>komplett entfernen</text:p>
          </table:table-cell>
          <table:table-cell table:style-name="ce11" office:value-type="string" calcext:value-type="string">
            <text:p>entfern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Würfelturm Lasergeätzt Brettspiel</text:p>
          </table:table-cell>
          <table:table-cell office:value-type="string" calcext:value-type="string">
            <text:p>wuerfelturm-lasergeaetzt-brettspiel</text:p>
          </table:table-cell>
          <table:table-cell office:value-type="string" calcext:value-type="string">
            <text:p><text:a xlink:href="https://amzn.to/4vRPfTB" xlink:type="simple">https://amzn.to/4vRPfTB</text:a></text:p>
          </table:table-cell>
          <table:table-cell office:value-type="string" calcext:value-type="string">
            <text:p>komplett entfernen</text:p>
          </table:table-cell>
          <table:table-cell table:style-name="ce11" office:value-type="string" calcext:value-type="string">
            <text:p>entfern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Asmodee Unlock Tombstone Express Rätselspiel</text:p>
          </table:table-cell>
          <table:table-cell office:value-type="string" calcext:value-type="string">
            <text:p>asmodee-unlock-tombstone-express-raetselspiel</text:p>
          </table:table-cell>
          <table:table-cell office:value-type="string" calcext:value-type="string">
            <text:p><text:a xlink:href="https://amzn.to/4e9ZeND" xlink:type="simple">https://amzn.to/4e9ZeND</text:a></text:p>
          </table:table-cell>
          <table:table-cell office:value-type="string" calcext:value-type="string">
            <text:p>komplett entfernen</text:p>
          </table:table-cell>
          <table:table-cell table:style-name="ce11" office:value-type="string" calcext:value-type="string">
            <text:p>entfern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Lamicall MagSafe Autohalterung</text:p>
          </table:table-cell>
          <table:table-cell office:value-type="string" calcext:value-type="string">
            <text:p>lamicall-magsafe-autohalterung</text:p>
          </table:table-cell>
          <table:table-cell office:value-type="string" calcext:value-type="string">
            <text:p><text:a xlink:href="https://amzn.to/4sTNlio" xlink:type="simple">https://amzn.to/4sTNlio</text:a></text:p>
          </table:table-cell>
          <table:table-cell office:value-type="string" calcext:value-type="string">
            <text:p>komplett entfernen</text:p>
          </table:table-cell>
          <table:table-cell table:style-name="ce11" office:value-type="string" calcext:value-type="string">
            <text:p>entfern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ICMKY Höhenverstellbarer Schreibtisch Aufsatz</text:p>
          </table:table-cell>
          <table:table-cell office:value-type="string" calcext:value-type="string">
            <text:p>dicmky-hoehenverstellbarer-schreibtisch-aufsatz</text:p>
          </table:table-cell>
          <table:table-cell office:value-type="string" calcext:value-type="string">
            <text:p><text:a xlink:href="https://amzn.to/4tr6iu2" xlink:type="simple">https://amzn.to/4tr6iu2</text:a></text:p>
          </table:table-cell>
          <table:table-cell/>
          <table:table-cell office:value-type="string" calcext:value-type="string">
            <text:p>✓ OK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SUPERONE Zigarettenanzünder Schnellladegerät</text:p>
          </table:table-cell>
          <table:table-cell office:value-type="string" calcext:value-type="string">
            <text:p>superone-zigarettenanzuender-schnellladegeraet</text:p>
          </table:table-cell>
          <table:table-cell office:value-type="string" calcext:value-type="string">
            <text:p><text:a xlink:href="https://amzn.to/4mTvIy2" xlink:type="simple">https://amzn.to/4mTvIy2</text:a></text:p>
          </table:table-cell>
          <table:table-cell/>
          <table:table-cell office:value-type="string" calcext:value-type="string">
            <text:p>✓ OK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IVO Höhenverstellbares Stehpult</text:p>
          </table:table-cell>
          <table:table-cell office:value-type="string" calcext:value-type="string">
            <text:p>vivo-hoehenverstellbares-stehpult</text:p>
          </table:table-cell>
          <table:table-cell office:value-type="string" calcext:value-type="string">
            <text:p><text:a xlink:href="https://amzn.to/48jljFR" xlink:type="simple">https://amzn.to/48jljFR</text:a></text:p>
          </table:table-cell>
          <table:table-cell/>
          <table:table-cell office:value-type="string" calcext:value-type="string">
            <text:p>✓ OK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6-Teiliges Schubladen Ordnungssystem</text:p>
          </table:table-cell>
          <table:table-cell office:value-type="string" calcext:value-type="string">
            <text:p>6-teiliges-schubladen-ordnungssystem</text:p>
          </table:table-cell>
          <table:table-cell office:value-type="string" calcext:value-type="string">
            <text:p><text:a xlink:href="https://amzn.to/3QriCfn" xlink:type="simple">https://amzn.to/3QriCfn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TECKNET Ergonomische Kabellose Maus Bluetooth</text:p>
          </table:table-cell>
          <table:table-cell office:value-type="string" calcext:value-type="string">
            <text:p>tecknet-ergonomische-kabellose-maus-bluetooth</text:p>
          </table:table-cell>
          <table:table-cell office:value-type="string" calcext:value-type="string">
            <text:p><text:a xlink:href="https://amzn.to/4cNdmu4" xlink:type="simple">https://amzn.to/4cNdmu4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gnetisches Whiteboard Kontaktpapier</text:p>
          </table:table-cell>
          <table:table-cell office:value-type="string" calcext:value-type="string">
            <text:p>magnetisches-whiteboard-kontaktpapier-selbstklebend</text:p>
          </table:table-cell>
          <table:table-cell office:value-type="string" calcext:value-type="string">
            <text:p><text:a xlink:href="https://amzn.to/4vH5dzM" xlink:type="simple">https://amzn.to/4vH5dzM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Ticktime TK3 Würfel Timer Countdown</text:p>
          </table:table-cell>
          <table:table-cell office:value-type="string" calcext:value-type="string">
            <text:p>ticktime-tk3-wuerfel-timer-countdown</text:p>
          </table:table-cell>
          <table:table-cell office:value-type="string" calcext:value-type="string">
            <text:p><text:a xlink:href="https://amzn.to/4mQqqTX" xlink:type="simple">https://amzn.to/4mQqqTX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iesige Aufblasbare Ente Pool</text:p>
          </table:table-cell>
          <table:table-cell office:value-type="string" calcext:value-type="string">
            <text:p>riesige-aufblasbare-ente-pool</text:p>
          </table:table-cell>
          <table:table-cell office:value-type="string" calcext:value-type="string">
            <text:p><text:a xlink:href="https://amzn.to/4cyjYh0" xlink:type="simple">https://amzn.to/4cyjYh0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Eiswürfelform Todesstern Star Wars</text:p>
          </table:table-cell>
          <table:table-cell office:value-type="string" calcext:value-type="string">
            <text:p>eiswuerfelform-todesstern-star-wars</text:p>
          </table:table-cell>
          <table:table-cell office:value-type="string" calcext:value-type="string">
            <text:p><text:a xlink:href="https://amzn.to/4d6tUhK" xlink:type="simple">https://amzn.to/4d6tUhK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ersonalisierter Foto Kalender</text:p>
          </table:table-cell>
          <table:table-cell office:value-type="string" calcext:value-type="string">
            <text:p>personalisierter-foto-kalender</text:p>
          </table:table-cell>
          <table:table-cell office:value-type="string" calcext:value-type="string">
            <text:p><text:a xlink:href="https://amzn.to/4cR5jfD" xlink:type="simple">https://amzn.to/4cR5jfD</text:a></text:p>
          </table:table-cell>
          <table:table-cell office:value-type="string" calcext:value-type="string">
            <text:p>komplett entfernen</text:p>
          </table:table-cell>
          <table:table-cell table:style-name="ce11" office:value-type="string" calcext:value-type="string">
            <text:p>⚠ prüfen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KIAYOO Wackelfigur Armaturenbrett Auto</text:p>
          </table:table-cell>
          <table:table-cell office:value-type="string" calcext:value-type="string">
            <text:p>kiayoo-wackelfigur-armaturenbrett-auto</text:p>
          </table:table-cell>
          <table:table-cell office:value-type="string" calcext:value-type="string">
            <text:p><text:a xlink:href="https://amzn.to/4tJoHSQ" xlink:type="simple">https://amzn.to/4tJoHSQ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KB Retro Kaugummi Maschine</text:p>
          </table:table-cell>
          <table:table-cell office:value-type="string" calcext:value-type="string">
            <text:p>ckb-retro-kaugummi-maschine-suessigkeitenspender</text:p>
          </table:table-cell>
          <table:table-cell office:value-type="string" calcext:value-type="string">
            <text:p><text:a xlink:href="https://amzn.to/48mqRPZ" xlink:type="simple">https://amzn.to/48mqRPZ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izza Socks Box Pepperoni</text:p>
          </table:table-cell>
          <table:table-cell office:value-type="string" calcext:value-type="string">
            <text:p>pizza-socks-box-pepperoni</text:p>
          </table:table-cell>
          <table:table-cell office:value-type="string" calcext:value-type="string">
            <text:p><text:a xlink:href="https://amzn.to/4mPPUAX" xlink:type="simple">https://amzn.to/4mPPUAX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lauschige Handschuhe Weihnachten</text:p>
          </table:table-cell>
          <table:table-cell office:value-type="string" calcext:value-type="string">
            <text:p>flauschige-handschuhe-weihnachten</text:p>
          </table:table-cell>
          <table:table-cell office:value-type="string" calcext:value-type="string">
            <text:p><text:a xlink:href="https://amzn.to/3P1Zh3S" xlink:type="simple">https://amzn.to/3P1Zh3S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Einhorn Jahresvorrat Kondome</text:p>
          </table:table-cell>
          <table:table-cell office:value-type="string" calcext:value-type="string">
            <text:p>einhorn-jahresvorrat-kondome</text:p>
          </table:table-cell>
          <table:table-cell office:value-type="string" calcext:value-type="string">
            <text:p><text:a xlink:href="https://amzn.to/3QHfprZ" xlink:type="simple">https://amzn.to/3QHfprZ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Lichtschwert Metallgriff Erwachsene</text:p>
          </table:table-cell>
          <table:table-cell office:value-type="string" calcext:value-type="string">
            <text:p>lichtschwert-metallgriff-erwachsene</text:p>
          </table:table-cell>
          <table:table-cell office:value-type="string" calcext:value-type="string">
            <text:p><text:a xlink:href="https://amzn.to/4mU8wzJ" xlink:type="simple">https://amzn.to/4mU8wzJ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Mangoschneider Fruchthalter</text:p>
          </table:table-cell>
          <table:table-cell office:value-type="string" calcext:value-type="string">
            <text:p>mangoschneider-fruchthalter</text:p>
          </table:table-cell>
          <table:table-cell office:value-type="string" calcext:value-type="string">
            <text:p><text:a xlink:href="https://amzn.to/48oo3St" xlink:type="simple">https://amzn.to/48oo3St</text:a></text:p>
          </table:table-cell>
          <table:table-cell/>
          <table:table-cell office:value-type="string" calcext:value-type="string">
            <text:p>✓ OK</text:p>
          </table:table-cell>
          <table:table-cell table:number-columns-repeated="16378"/>
        </table:table-row>
        <table:table-row table:style-name="ro3">
          <table:table-cell table:style-name="Default" office:value-type="float" office:value="85" calcext:value-type="float">
            <text:p>85</text:p>
          </table:table-cell>
          <table:table-cell table:style-name="ce4" office:value-type="string" calcext:value-type="string">
            <text:p>Autostaubsauger</text:p>
          </table:table-cell>
          <table:table-cell table:style-name="Default" table:number-columns-repeated="2"/>
          <table:table-cell table:style-name="ce8" office:value-type="string" calcext:value-type="string">
            <text:p><text:a xlink:href="https://amzn.to/4sTNlio" xlink:type="simple">https://amzn.to/4sTNlio</text:a></text:p>
          </table:table-cell>
          <table:table-cell table:style-name="Default" office:value-type="string" calcext:value-type="string">
            <text:p>einfügen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ffiliate_20_Links" style:display-name="PageStyle_Affiliate Lin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4-25T22:45:50</meta:creation-date>
    <dc:date>2026-04-26T01:34:02.756567007</dc:date>
    <meta:generator>LibreOffice/24.2.7.2$Linux_X86_64 LibreOffice_project/420$Build-2</meta:generator>
    <meta:editing-duration>PT57S</meta:editing-duration>
    <meta:editing-cycles>1</meta:editing-cycles>
    <meta:document-statistic meta:table-count="1" meta:cell-count="498" meta:object-count="0"/>
    <meta:user-defined meta:name="AppVersion">3.1</meta:user-defined>
  </office:meta>
</office:document-meta>
</file>